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6</text:p>
      <text:p text:style-name="P9">Mozilla Thunderbird Configuration Guide</text:p>
      <text:p text:style-name="P4"/>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6 – June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2 Inverse inc.<text:tab/><text:chapter text:display="name" text:outline-level="1">Installa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08-10-24T09:42:32</meta:creation-date>
    <meta:editing-cycles>131</meta:editing-cycles>
    <meta:editing-duration>P1DT2H20M45S</meta:editing-duration>
    <dc:date>2012-06-06T11:27:26</dc:date>
    <dc:creator>Francis </dc:creator>
    <meta:document-statistic meta:table-count="0" meta:image-count="2" meta:object-count="0" meta:page-count="14" meta:paragraph-count="158" meta:word-count="1729" meta:character-count="12486" meta:non-whitespace-character-count="10720"/>
    <meta:user-defined meta:name="Info 1"/>
    <meta:user-defined meta:name="Info 2"/>
    <meta:user-defined meta:name="Info 3"/>
    <meta:user-defined meta:name="Info 4"/>
  </office:meta>
</office:document-meta>
</file>